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table:style-name="ce1" table:formula="of:=([.A1]+[.B1])/([.A2]-[.B2])" office:value-type="float" office:value="0.689320388349515" calcext:value-type="float">
            <text:p>0.69</text:p>
          </table:table-cell>
          <table:table-cell table:style-name="ce1" table:formula="of:=[.B3]-[.A4]" office:value-type="float" office:value="0.180561264261923" calcext:value-type="float">
            <text:p>0.18</text:p>
          </table:table-cell>
        </table:table-row>
        <table:table-row table:style-name="ro1">
          <table:table-cell table:style-name="ce1" table:formula="of:=[.A1]/[.A2]" office:value-type="float" office:value="0.50875912408759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table:formula="of:=([.A1]-[.B1])/([.A2]+[.B2])" office:value-type="float" office:value="0.4" calcext:value-type="float">
            <text:p>0.4</text:p>
          </table:table-cell>
          <table:table-cell table:style-name="ce1" table:formula="of:=[.A4]-[.B5]" office:value-type="float" office:value="0.108759124087591" calcext:value-type="float">
            <text:p>0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22:59:04.521041321</meta:creation-date>
    <dc:date>2021-12-27T23:02:10.323687858</dc:date>
    <meta:editing-duration>PT3M6S</meta:editing-duration>
    <meta:editing-cycles>1</meta:editing-cycles>
    <meta:document-statistic meta:table-count="1" meta:cell-count="9" meta:object-count="0"/>
    <meta:generator>LibreOffice/6.4.7.2$Linux_X86_64 LibreOffice_project/40$Build-2</meta:generator>
  </office:meta>
</office:document-meta>
</file>